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2" style:family="paragraph" style:parent-style-name="Standard">
      <style:paragraph-properties fo:margin-left="0cm" fo:margin-right="0cm" fo:margin-top="0cm" fo:margin-bottom="0.353cm" fo:line-height="0.487cm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.353cm" fo:line-height="0.487cm" fo:text-align="end" style:justify-single-word="false" fo:text-indent="0cm" style:auto-text-indent="false"/>
      <style:text-properties style:text-underline-style="none" fo:font-weight="normal" style:font-weight-asian="normal" style:font-weight-complex="normal"/>
    </style:style>
    <style:style style:name="P5" style:family="paragraph" style:parent-style-name="Standard" style:master-page-name="Standard">
      <style:paragraph-properties fo:margin-left="0cm" fo:margin-right="0cm" fo:margin-top="0cm" fo:margin-bottom="0.353cm" fo:line-height="0.487cm" fo:text-align="start" style:justify-single-word="false" fo:text-indent="0cm" style:auto-text-indent="false" style:page-number="auto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T1" style:family="text">
      <style:text-properties fo:color="#00000a" style:text-position="0% 0%" style:font-name="Calibri" fo:font-size="22pt" fo:letter-spacing="normal" fo:font-style="italic" style:font-name-asian="Calibri1" style:font-size-asian="22pt" style:font-style-asian="italic" style:font-name-complex="Calibri1"/>
    </style:style>
    <style:style style:name="T2" style:family="text">
      <style:text-properties fo:color="#00000a" style:text-position="0% 0%" style:font-name="Calibri" fo:font-size="22pt" fo:letter-spacing="normal" fo:font-style="italic" style:text-underline-style="solid" style:text-underline-width="auto" style:text-underline-color="font-color" style:font-name-asian="Calibri1" style:font-size-asian="22pt" style:font-style-asian="italic" style:font-name-complex="Calibri1"/>
    </style:style>
    <style:style style:name="T3" style:family="text">
      <style:text-properties fo:color="#00000a" style:text-position="0% 0%" style:font-name="Calibri" fo:font-size="22pt" fo:letter-spacing="normal" fo:font-style="italic" style:text-underline-style="solid" style:text-underline-width="auto" style:text-underline-color="font-color" fo:font-weight="bold" style:font-name-asian="Calibri1" style:font-size-asian="22pt" style:font-style-asian="italic" style:font-weight-asian="bold" style:font-name-complex="Calibri1"/>
    </style:style>
    <style:style style:name="T4" style:family="text">
      <style:text-properties fo:color="#00000a" style:text-position="0% 0%" style:font-name="Calibri" fo:font-size="22pt" fo:letter-spacing="normal" fo:font-style="italic" style:text-underline-style="solid" style:text-underline-width="auto" style:text-underline-color="font-color" fo:font-weight="normal" style:font-name-asian="Calibri1" style:font-size-asian="22pt" style:font-style-asian="italic" style:font-weight-asian="normal" style:font-name-complex="Calibri1" style:font-weight-complex="normal"/>
    </style:style>
    <style:style style:name="T5" style:family="text">
      <style:text-properties fo:color="#00000a" style:text-position="0% 0%" style:font-name="Calibri" fo:font-size="22pt" fo:letter-spacing="normal" fo:font-style="italic" style:text-underline-style="none" fo:font-weight="normal" style:font-name-asian="Calibri1" style:font-size-asian="22pt" style:font-style-asian="italic" style:font-weight-asian="normal" style:font-name-complex="Calibri1" style:font-weight-complex="normal"/>
    </style:style>
    <style:style style:name="T6" style:family="text">
      <style:text-properties fo:color="#00000a" style:text-position="0% 0%" style:font-name="Calibri" fo:font-size="22pt" fo:letter-spacing="normal" fo:font-style="italic" style:text-underline-style="none" style:font-name-asian="Calibri1" style:font-size-asian="22pt" style:font-style-asian="italic" style:font-name-complex="Calibri1"/>
    </style:style>
    <style:style style:name="T7" style:family="text">
      <style:text-properties fo:color="#00000a" style:text-position="0% 0%" style:font-name="Calibri" fo:font-size="16pt" fo:letter-spacing="normal" style:text-underline-style="solid" style:text-underline-width="auto" style:text-underline-color="font-color" style:font-name-asian="Calibri1" style:font-size-asian="16pt" style:font-name-complex="Calibri1"/>
    </style:style>
    <style:style style:name="T8" style:family="text"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T9" style:family="text">
      <style:text-properties fo:color="#00000a" style:text-position="0% 0%" style:font-name="Calibri" fo:font-size="11pt" fo:letter-spacing="normal" fo:font-style="italic" style:text-underline-style="solid" style:text-underline-width="auto" style:text-underline-color="font-color" style:font-name-asian="Calibri1" style:font-size-asian="11pt" style:font-style-asian="italic" style:font-name-complex="Calibri1"/>
    </style:style>
    <style:style style:name="T10" style:family="text">
      <style:text-properties fo:color="#00000a" style:text-position="0% 0%" style:font-name="Calibri" fo:font-size="11pt" fo:letter-spacing="normal" fo:font-style="italic" fo:font-weight="bold" style:font-name-asian="Calibri1" style:font-size-asian="11pt" style:font-style-asian="italic" style:font-weight-asian="bold" style:font-name-complex="Calibri1"/>
    </style:style>
    <style:style style:name="T11" style:family="text">
      <style:text-properties fo:color="#00000a" style:text-position="0% 0%" style:font-name="Calibri" fo:font-size="11pt" fo:letter-spacing="normal" fo:font-weight="bold" style:font-name-asian="Calibri1" style:font-size-asian="11pt" style:font-weight-asian="bold" style:font-name-complex="Calibri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fo:text-indent="-0.635cm" fo:margin-left="-11.43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fo:text-indent="-0.635cm" fo:margin-left="-10.79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fo:text-indent="-0.635cm" fo:margin-left="-10.16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fo:text-indent="-0.635cm" fo:margin-left="-9.52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fo:text-indent="-0.635cm" fo:margin-left="-8.89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fo:text-indent="-0.635cm" fo:margin-left="-8.25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fo:text-indent="-0.635cm" fo:margin-left="-7.62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fo:text-indent="-0.635cm" fo:margin-left="-6.98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fo:text-indent="-0.635cm" fo:margin-left="-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fo:text-indent="-0.635cm" fo:margin-left="-5.71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"><text:span text:style-name="T3">Projet Symfony </text:span></text:p>
      <text:p text:style-name="P2"><text:span text:style-name="T3">"Exercice pour personnes aphasiques"</text:span></text:p>
      <text:p text:style-name="P4"><text:span text:style-name="T1">Dorothée </text:span><text:span text:style-name="T1">Valentyn</text:span></text:p>
      <text:p text:style-name="P1"/>
      <text:p text:style-name="P3"><text:span text:style-name="T7">Présentation du projet :</text:span></text:p>
      <text:p text:style-name="P1"/>
      <text:p text:style-name="P3"><text:span text:style-name="T8">Ce projet consiste à développer un site web destiné aux professionnels de la santé, leur permettant de déposer et de suivre des exercices pour leurs patients aphasiques. </text:span></text:p>
      <text:p text:style-name="P3"><text:span text:style-name="T8">Les personnes aphasiques, souvent victimes d'un AVC, rencontrent des difficultés de communication et nécessitent un suivi thérapeutique adapté à leur rythme et à leurs capacités. Ce site leur offre la possibilité de réaliser ces exercices à domicile, selon leur propre emploi du temps, lorsqu'ils se sentent cognitivement prêts.</text:span></text:p>
      <text:p text:style-name="P1"/>
      <text:p text:style-name="P3"><text:span text:style-name="T9">Caractéristiques principales :</text:span></text:p>
      <text:p text:style-name="P3"><text:span text:style-name="T8">- </text:span><text:span text:style-name="T10">Accessibilité flexible </text:span><text:span text:style-name="T8">: Les patients peuvent accéder aux exercices à tout moment, en fonction de leur état cognitif, qui peut varier au cours de la journée.</text:span></text:p>
      <text:p text:style-name="P3"><text:span text:style-name="T8">- </text:span><text:span text:style-name="T10">Support à la confiance </text:span><text:span text:style-name="T8">: Les patients gênés par leur condition peuvent travailler de manière autonome, dans un environnement confortable et sans pression.</text:span></text:p>
      <text:p text:style-name="P3"><text:span text:style-name="T8">- </text:span><text:span text:style-name="T11">Suivi médical </text:span><text:span text:style-name="T8">: Les réponses des exercices sont envoyés directement aux professionnels de santé (logopèdes, médecins, etc.) pour un suivi personnalisé et adapté.</text:span></text:p>
      <text:p text:style-name="P1"/>
      <text:p text:style-name="P3"><text:span text:style-name="T9">Fonctionnalités du site :</text:span></text:p>
      <text:p text:style-name="P1"/>
      <text:p text:style-name="P3"><text:span text:style-name="T10">1. Page de connexion :</text:span></text:p>
      <text:p text:style-name="P3"><text:span text:style-name="T8"><text:s text:c="3"/>- Accès restreint : Le site est exclusivement réservé aux professionnels de la santé.</text:span></text:p>
      <text:p text:style-name="P3"><text:span text:style-name="T8">-Création de profil : Les professionnels doivent créer un profil pour accéder aux fonctionnalités du site.</text:span></text:p>
      <text:p text:style-name="P1"/>
      <text:p text:style-name="P1"/>
      <text:p text:style-name="P1"><text:soft-page-break/></text:p>
      <text:p text:style-name="P3"><text:span text:style-name="T10">2. Fonctionnalités pour les professionnels :</text:span></text:p>
      <text:p text:style-name="P3"><text:span text:style-name="T8"><text:s text:c="3"/>- Gestion des profils patients : Les professionnels peuvent créer et gérer des profils pour chacun de leurs patients.</text:span></text:p>
      <text:p text:style-name="P3"><text:span text:style-name="T8"><text:s text:c="3"/>- Dépôt d'exercices: Les professionnels peuvent déposer des exercices en ligne, accessibles à leurs patients.</text:span></text:p>
      <text:p text:style-name="P3"><text:span text:style-name="T8"><text:s text:c="3"/>- Accès aux exercices partagés : Les professionnels peuvent consulter et utiliser les exercices déposés par d'autres spécialistes.</text:span></text:p>
      <text:p text:style-name="P3"><text:span text:style-name="T8"><text:s text:c="3"/>- Suivi des résultats : Les professionnels peuvent accéder aux résultats des exercices effectués par leurs patients et ajouter des annotations pour un suivi collaboratif.</text:span></text:p>
      <text:p text:style-name="P1"/>
      <text:p text:style-name="P3"><text:span text:style-name="T10">3. Fonctionnalités pour les patients :</text:span></text:p>
      <text:p text:style-name="P3"><text:span text:style-name="T8"><text:s text:c="3"/>- Connexion patient: Les patients peuvent se connecter de manière simplifiée ou demander à leur professionnel de les connecter.</text:span></text:p>
      <text:p text:style-name="P3"><text:span text:style-name="T8"><text:s text:c="3"/>- Accès restreint : Les patients ont un accès limité, leur permettant uniquement de consulter les exercices qui leur ont été assignés par leur logopède ou médec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9-09T12:42:48.53</dc:date>
    <meta:generator>OpenOffice/4.1.15$Win32 OpenOffice.org_project/4115m2$Build-9813</meta:generator>
    <meta:document-statistic meta:table-count="0" meta:image-count="0" meta:object-count="0" meta:page-count="2" meta:paragraph-count="22" meta:word-count="340" meta:character-count="2256"/>
    <meta:editing-duration>PT4M47S</meta:editing-duration>
    <meta:editing-cycles>1</meta:editing-cycles>
  </office:meta>
</office:document-meta>
</file>